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666666" draw:marker-start-width="0.375cm" draw:marker-end-width="0.3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cfe7f5" draw:textarea-horizontal-align="left" draw:auto-grow-height="true" draw:auto-grow-width="false" fo:min-height="1.02cm" fo:min-width="0cm"/>
    </style:style>
    <style:style style:name="gr3" style:family="graphic" style:parent-style-name="standard">
      <style:graphic-properties draw:stroke="solid" svg:stroke-width="0.05cm" svg:stroke-color="#666666" draw:marker-start-width="0.375cm" draw:marker-end-width="0.3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svg:stroke-color="#666666" draw:marker-start-width="0.375cm" draw:marker-end-width="0.3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666666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cm" draw:marker-start-width="0.2cm" draw:marker-end="Arrow" draw:marker-end-width="0.2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2cm" fo:min-width="0cm"/>
    </style:style>
    <style:style style:name="gr9" style:family="graphic" style:parent-style-name="standard">
      <style:graphic-properties draw:stroke="none" svg:stroke-color="#666666" draw:fill="none" draw:fill-color="#ffffff" draw:textarea-horizontal-align="left" draw:auto-grow-height="true" draw:auto-grow-width="false" fo:min-height="1.02cm" fo:min-width="0cm"/>
    </style:style>
    <style:style style:name="gr10" style:family="graphic" style:parent-style-name="objectwithoutfill">
      <style:graphic-properties svg:stroke-width="0.05cm" svg:stroke-color="#000000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000000" draw:marker-start-width="0.375cm" draw:marker-end-width="0.3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draw:marker-start="Arrow" draw:marker-start-width="0.2cm" draw:marker-end="" draw:marker-end-width="0.2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6pt" fo:font-style="italic" style:font-size-asian="16pt" style:font-style-asian="italic" style:font-size-complex="16pt" style:font-style-complex="italic"/>
    </style:style>
    <style:style style:name="P3" style:family="paragraph">
      <style:text-properties fo:color="#000000" style:font-name="DejaVu Sans Condensed" fo:font-style="italic" fo:font-weight="normal" style:font-style-asian="italic" style:font-weight-asian="normal" style:font-style-complex="italic" style:font-weight-complex="normal"/>
    </style:style>
    <style:style style:name="P4" style:family="paragraph">
      <style:text-properties fo:color="#000000" style:font-name="Courier 10 Pitch1" fo:font-style="normal" style:font-style-asian="normal" style:font-style-complex="normal"/>
    </style:style>
    <style:style style:name="T1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000000" style:font-name="Courier 10 Pitch1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.63cm" svg:x="8.621cm" svg:y="12.805cm">
          <text:p/>
          <draw:enhanced-geometry svg:viewBox="0 0 21600 21600" draw:path-stretchpoint-x="10800" draw:path-stretchpoint-y="10800" draw:text-areas="?f3 ?f4 ?f5 ?f6" draw:type="round-rectangle" draw:modifiers="2582.381413359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745cm" svg:height="1.27cm" svg:x="8.586cm" svg:y="7.394cm">
          <draw:text-box>
            <text:p><text:span text:style-name="T1">Main</text:span><text:span text:style-name="T2"> tank</text:span></text:p>
          </draw:text-box>
        </draw:frame>
        <draw:custom-shape draw:style-name="gr1" draw:text-style-name="P1" draw:layer="layout" svg:width="6.985cm" svg:height="3.175cm" svg:x="6.716cm" svg:y="8.62cm">
          <text:p/>
          <draw:enhanced-geometry svg:viewBox="0 0 21600 21600" draw:path-stretchpoint-x="10800" draw:path-stretchpoint-y="10800" draw:text-areas="?f3 ?f4 ?f5 ?f6" draw:type="round-rectangle" draw:modifiers="1809.06801007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46cm" svg:height="0.635cm" svg:x="5.791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24cm" svg:height="0.635cm" svg:x="13.227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cm" svg:height="0.541cm" svg:x="7.551cm" svg:y="13.145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34cm" svg:height="0.541cm" svg:x="10.452cm" svg:y="13.15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505cm" svg:height="2.11cm" svg:x="7.551cm" svg:y="11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505cm" svg:height="2.11cm" svg:x="12.295cm" svg:y="11.591cm"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405cm" svg:height="1.27cm" svg:x="8.645cm" svg:y="12.8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405cm" svg:height="1.27cm" svg:x="10.368cm" svg:y="12.8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405cm" svg:height="0.497cm" svg:x="7.646cm" svg:y="13.1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405cm" svg:height="0.497cm" svg:x="11.146cm" svg:y="13.1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27cm" svg:height="0.497cm" svg:x="7.221cm" svg:y="11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.27cm" svg:height="0.497cm" svg:x="11.822cm" svg:y="11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635cm" svg:height="0.894cm" svg:x="6.746cm" svg:y="9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635cm" svg:height="0.894cm" svg:x="13.043cm" svg:y="9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345cm" svg:height="0.882cm" svg:x="5.562cm" svg:y="9.1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45cm" svg:height="0.882cm" svg:x="14.562cm" svg:y="9.10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644cm" svg:height="1.27cm" svg:x="8.787cm" svg:y="14.734cm">
          <draw:text-box>
            <text:p><text:span text:style-name="T1">Sub-tank</text:span></text:p>
          </draw:text-box>
        </draw:frame>
        <draw:frame draw:style-name="gr2" draw:text-style-name="P4" draw:layer="layout" svg:width="2.789cm" svg:height="1.27cm" svg:x="2.987cm" svg:y="9.05cm">
          <draw:text-box>
            <text:p><text:span text:style-name="T3">bX,sX</text:span></text:p>
          </draw:text-box>
        </draw:frame>
        <draw:line draw:style-name="gr7" draw:text-style-name="P1" draw:layer="layout" svg:x1="5.517cm" svg:y1="9.573cm" svg:x2="6.391cm" svg:y2="9.573cm">
          <text:p/>
        </draw:line>
        <draw:line draw:style-name="gr7" draw:text-style-name="P1" draw:layer="layout" svg:x1="14.166cm" svg:y1="9.573cm" svg:x2="15.079cm" svg:y2="9.573cm">
          <text:p/>
        </draw:line>
        <draw:frame draw:style-name="gr8" draw:text-style-name="P4" draw:layer="layout" svg:width="2.607cm" svg:height="1.27cm" svg:x="9.018cm" svg:y="9.555cm">
          <draw:text-box>
            <text:p><text:span text:style-name="T3">bM,sM</text:span></text:p>
          </draw:text-box>
        </draw:frame>
        <draw:frame draw:style-name="gr9" draw:text-style-name="P4" draw:layer="layout" svg:width="3.375cm" svg:height="1.27cm" svg:x="9.021cm" svg:y="13.151cm">
          <draw:text-box>
            <text:p><text:span text:style-name="T3">bS,sS</text:span></text:p>
          </draw:text-box>
        </draw:frame>
        <draw:line draw:style-name="gr10" draw:text-style-name="P1" draw:layer="layout" svg:x1="8.996cm" svg:y1="15.505cm" svg:x2="9.455cm" svg:y2="15.505cm">
          <text:p/>
        </draw:line>
        <draw:line draw:style-name="gr11" draw:text-style-name="P1" draw:layer="layout" svg:x1="8.813cm" svg:y1="8.163cm" svg:x2="9.364cm" svg:y2="8.163cm">
          <text:p/>
        </draw:line>
        <draw:line draw:style-name="gr7" draw:text-style-name="P1" draw:layer="layout" svg:x1="7.805cm" svg:y1="12.147cm" svg:x2="7.805cm" svg:y2="13.113cm">
          <text:p/>
        </draw:line>
        <draw:frame draw:style-name="gr2" draw:text-style-name="P4" draw:layer="layout" svg:width="2.523cm" svg:height="1.27cm" svg:x="12.866cm" svg:y="12.23cm">
          <draw:text-box>
            <text:p><text:span text:style-name="T3">qS</text:span></text:p>
          </draw:text-box>
        </draw:frame>
        <draw:line draw:style-name="gr12" draw:text-style-name="P1" draw:layer="layout" svg:x1="12.547cm" svg:y1="12.135cm" svg:x2="12.547cm" svg:y2="13.101cm">
          <text:p/>
        </draw:line>
        <draw:frame draw:style-name="gr2" draw:text-style-name="P4" draw:layer="layout" svg:width="1.719cm" svg:height="1.27cm" svg:x="14.087cm" svg:y="9.89cm">
          <draw:text-box>
            <text:p><text:span text:style-name="T3">q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Kneis</meta:initial-creator>
    <meta:creation-date>2011-07-14T18:52:34</meta:creation-date>
    <meta:generator>LibreOffice/4.2.8.2$Linux_X86_64 LibreOffice_project/420m0$Build-2</meta:generator>
    <dc:date>2016-11-25T12:42:16.864962197</dc:date>
    <meta:editing-duration>PT53M1S</meta:editing-duration>
    <meta:editing-cycles>16</meta:editing-cycles>
    <dc:creator>David K</dc:creator>
    <meta:document-statistic meta:object-count="31"/>
  </office:meta>
</office:document-meta>
</file>